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47100002B002D9DFD2D.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2" svg:font-family="Tahoma"/>
    <style:font-face style:name="Timew New Roman" svg:font-family="'Timew New Roman'"/>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mo" svg:font-family="Arimo" style:font-family-generic="swiss" style:font-pitch="variable"/>
    <style:font-face style:name="Franklin Gothic Medium" svg:font-family="'Franklin Gothic Medium'"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start" style:justify-single-word="false"/>
      <style:text-properties style:font-name="Trebuchet MS" fo:font-size="15pt"/>
    </style:style>
    <style:style style:name="P2" style:family="paragraph" style:parent-style-name="Standard">
      <style:paragraph-properties fo:text-align="center" style:justify-single-word="false"/>
      <style:text-properties style:font-name="Arial Black" fo:font-size="44pt" style:text-underline-style="solid" style:text-underline-width="auto" style:text-underline-color="font-color" fo:font-weight="bold" style:font-size-asian="44pt" style:font-weight-asian="bold" style:font-size-complex="44pt" style:font-weight-complex="bold"/>
    </style:style>
    <style:style style:name="P3" style:family="paragraph" style:parent-style-name="Standard">
      <style:paragraph-properties fo:text-align="end" style:justify-single-word="false"/>
      <style:text-properties style:font-name="Times New Roman" fo:font-size="20pt" style:text-underline-style="none" fo:font-weight="normal" style:font-size-asian="20pt" style:font-weight-asian="normal" style:font-size-complex="20pt" style:font-weight-complex="normal"/>
    </style:style>
    <style:style style:name="P4" style:family="paragraph" style:parent-style-name="Standard">
      <style:paragraph-properties fo:text-align="start" style:justify-single-word="false"/>
      <style:text-properties style:font-name="Times New Roman" fo:font-size="20pt" style:text-underline-style="none" fo:font-weight="normal" style:font-size-asian="20pt" style:font-weight-asian="normal" style:font-size-complex="20pt" style:font-weight-complex="normal"/>
    </style:style>
    <style:style style:name="P5" style:family="paragraph" style:parent-style-name="Standard">
      <style:paragraph-properties fo:text-align="center" style:justify-single-word="false"/>
      <style:text-properties style:font-name="Times New Roman" fo:font-size="20pt" style:text-underline-style="none" fo:font-weight="bold" style:font-size-asian="20pt" style:font-weight-asian="bold" style:font-size-complex="20pt" style:font-weight-complex="bold"/>
    </style:style>
    <style:style style:name="P6" style:family="paragraph" style:parent-style-name="Standard">
      <style:paragraph-properties fo:text-align="justify" style:justify-single-word="false"/>
      <style:text-properties style:font-name="Times New Roman" fo:font-size="20pt" style:text-underline-style="none" fo:font-weight="bold" style:font-size-asian="20pt" style:font-weight-asian="bold" style:font-size-complex="20pt" style:font-weight-complex="bold"/>
    </style:style>
    <style:style style:name="P7" style:family="paragraph" style:parent-style-name="Standard">
      <style:paragraph-properties fo:text-align="center" style:justify-single-word="false"/>
      <style:text-properties style:font-name="Times New Roman" fo:font-size="20pt"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P8" style:family="paragraph" style:parent-style-name="Standard">
      <style:paragraph-properties fo:text-align="start" style:justify-single-word="false"/>
      <style:text-properties style:font-name="Times New Roman" fo:font-size="20pt"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P9" style:family="paragraph" style:parent-style-name="Standard">
      <style:paragraph-properties fo:text-align="justify" style:justify-single-word="false"/>
      <style:text-properties style:font-name="Times New Roman" fo:font-size="12pt" style:font-size-asian="12pt" style:font-size-complex="12pt"/>
    </style:style>
    <style:style style:name="P10" style:family="paragraph" style:parent-style-name="Standard">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11" style:family="paragraph" style:parent-style-name="Standard">
      <style:text-properties style:font-name="sans-serif" fo:font-size="15pt"/>
    </style:style>
    <style:style style:name="P12" style:family="paragraph" style:parent-style-name="Standard">
      <style:text-properties style:font-name="sans-serif" fo:font-size="15pt" style:text-underline-style="none"/>
    </style:style>
    <style:style style:name="P13" style:family="paragraph" style:parent-style-name="Standard">
      <style:paragraph-properties fo:text-align="start" style:justify-single-word="false"/>
      <style:text-properties style:font-name="sans-serif" fo:font-size="15pt"/>
    </style:style>
    <style:style style:name="P14" style:family="paragraph" style:parent-style-name="Standard">
      <style:text-properties style:font-name="sans-serif" fo:font-size="15pt" style:text-underline-style="solid" style:text-underline-width="auto" style:text-underline-color="font-color"/>
    </style:style>
    <style:style style:name="P15" style:family="paragraph" style:parent-style-name="Standard">
      <style:paragraph-properties fo:text-align="start" style:justify-single-word="false"/>
      <style:text-properties style:font-name="sans-serif" fo:font-size="15pt" style:text-underline-style="solid" style:text-underline-width="auto" style:text-underline-color="font-color"/>
    </style:style>
    <style:style style:name="T1" style:family="text">
      <style:text-properties style:text-underline-style="none"/>
    </style:style>
    <style:style style:name="T2" style:family="text">
      <style:text-properties style:text-underline-style="none" fo:font-weight="bold" style:font-size-asian="20pt" style:font-weight-asian="bold" style:font-size-complex="20pt" style:font-weight-complex="bold"/>
    </style:style>
    <style:style style:name="T3" style:family="text">
      <style:text-properties style:text-underline-style="none" fo:font-weight="bold" style:font-weight-asian="bold" style:font-weight-complex="bold"/>
    </style:style>
    <style:style style:name="T4" style:family="text">
      <style:text-properties style:text-underline-style="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style:font-size-asian="20pt" style:font-weight-asian="bold" style:font-size-complex="20pt" style:font-weight-complex="bold"/>
    </style:style>
    <style:style style:name="T7" style:family="text">
      <style:text-properties style:text-underline-style="solid" style:text-underline-width="auto" style:text-underline-color="font-color"/>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ize="15pt" style:text-underline-style="none" fo:font-weight="normal" style:font-size-asian="15pt" style:font-weight-asian="normal" style:font-size-complex="15pt"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UNIDAD 1</text:p>
      <text:p text:style-name="P2"/>
      <text:p text:style-name="P2"/>
      <text:p text:style-name="P2"/>
      <text:p text:style-name="P2"/>
      <text:p text:style-name="P2"/>
      <text:p text:style-name="P2"/>
      <text:p text:style-name="P3">2º DAM</text:p>
      <text:p text:style-name="P3">Software de Gestión Empresarial</text:p>
      <text:p text:style-name="P3"><text:tab/>Borja Granado, Carlos</text:p>
      <text:p text:style-name="P3">30/09/2016</text:p>
      <text:p text:style-name="P5"><text:soft-page-break/>INDICE</text:p>
      <text:p text:style-name="P6">Portada................................................................................I</text:p>
      <text:p text:style-name="P6">Indice..................................................................................II</text:p>
      <text:p text:style-name="P9"><text:span text:style-name="T3"/></text:p>
      <text:p text:style-name="P9"><text:span text:style-name="T3">Esquema con los componentes básicos de la ge</text:span><text:span text:style-name="T5">stión empresarial..................................................1</text:span></text:p>
      <text:p text:style-name="P9"><text:span text:style-name="T5"/></text:p>
      <text:p text:style-name="P9"><text:span text:style-name="T5">Diferencia principal entre la gestión por objetivos y la gestión porcompetencias........................1 </text:span></text:p>
      <text:p text:style-name="P10"/>
      <text:p text:style-name="P10">Plan estratégico...................................................................................................................................1</text:p>
      <text:p text:style-name="P10"/>
      <text:p text:style-name="P10">Elementos funcionales de la gestión de operaciones .......................................................................2</text:p>
      <text:p text:style-name="P10"/>
      <text:p text:style-name="P10">Sistema de producción ajustado e implementaciones.....................................................................2</text:p>
      <text:p text:style-name="P10"/>
      <text:p text:style-name="P10">Diferencias entre el microentorno y el macroentorno empresarial................................................3</text:p>
      <text:p text:style-name="P10"/>
      <text:p text:style-name="P10">Diferencia entre MRP y ERP ............................................................................................................3</text:p>
      <text:p text:style-name="P10"/>
      <text:p text:style-name="P10">Estructura en capas del sistema OpenERP .....................................................................................3</text:p>
      <text:p text:style-name="P10"/>
      <text:p text:style-name="P10">Diferencias entre un sistema ERP y un sistema CRM....................................................................4</text:p>
      <text:p text:style-name="P10"/>
      <text:p text:style-name="P10">Estructura de un sistema ERP actual ..............................................................................................4</text:p>
      <text:p text:style-name="P10"/>
      <text:p text:style-name="P10">Bibliografía.........................................................................................................................................5</text:p>
      <text:p text:style-name="P6"/>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5"><text:soft-page-break/><text:span text:style-name="T6">1.</text:span>Haz un esquema con los componentes básicos de la gestión empresarial </text:p>
      <text:p text:style-name="P13"/>
      <text:p text:style-name="P1">La gestión empresarial consiste en la gestion de los diversos departamentos que componen una empresa, por lo que las partes de la gestión empresarial son las de una empresa.</text:p>
      <text:p text:style-name="P13"/>
      <text:p text:style-name="P13"><draw:frame draw:style-name="fr1" draw:name="gráficos1" text:anchor-type="paragraph" svg:width="16.999cm" svg:height="8.655cm" draw:z-index="0"><draw:image xlink:href="Pictures/200000070000547100002B002D9DFD2D.svm" xlink:type="simple" xlink:show="embed" xlink:actuate="onLoad"/></draw:frame></text:p>
      <text:p text:style-name="P11"/>
      <text:p text:style-name="P11">A un nivel mucho mas general y enfocada al software de gestión, podríamos dividirlo en gestión de recursos humanos y gestión de recursos materiales, siendo en el fondo sistemas para la transmisión efectiva de información.</text:p>
      <text:p text:style-name="P11"/>
      <text:p text:style-name="P14">2.¿Cuál es la diferencia principal entre la gestión por objetivos y la gestión por competencias? </text:p>
      <text:p text:style-name="P11"/>
      <text:p text:style-name="P11">Se diferencian en el foco de atención, mientras que la gestión por objetivos se fija en los resultados que se obtienen de un trabajador la gestión por competencias se fija en las capacidades de un trabajador.</text:p>
      <text:p text:style-name="P11"/>
      <text:p text:style-name="P14">3.¿Qué es el plan estratégico? </text:p>
      <text:p text:style-name="P11"/>
      <text:p text:style-name="P11">Es un documento escrito que une los objetivos de una compañia con las necesidades del mercado para un plazo medio, definiendo un camino a seguir para la empresa.</text:p>
      <text:p text:style-name="P11"/>
      <text:p text:style-name="P11"><text:soft-page-break/><text:span text:style-name="T7">4.Elementos funcionales de la gestión de operaciones </text:span></text:p>
      <text:p text:style-name="P11"/>
      <text:p text:style-name="P11">La gestion de operaciones se dedica a diseñar y controlar el proceso de producción, se puede dividir en varias partes:<text:line-break/></text:p>
      <text:p text:style-name="P11">-<text:span text:style-name="T7">Dirección de operaciones</text:span><text:span text:style-name="T1"> que gestiona la producción fisica.</text:span></text:p>
      <text:p text:style-name="P11"><text:span text:style-name="T1">-</text:span><text:span text:style-name="T7">Funcion de compras</text:span><text:span text:style-name="T1"> que gestiona el abastecimiento.</text:span></text:p>
      <text:p text:style-name="P12">-<text:span text:style-name="T7">Sistema de producción</text:span> que gestiona el estilo de la producción, artesanal, masiva o ajustada.</text:p>
      <text:p text:style-name="P12">-<text:span text:style-name="T7">Logistica</text:span> que gestiona la distribución.</text:p>
      <text:p text:style-name="P12">-<text:span text:style-name="T7">Planificación y control de la cadena productiva.</text:span></text:p>
      <text:p text:style-name="P12"><text:span text:style-name="T1"/></text:p>
      <text:p text:style-name="P11"/>
      <text:p text:style-name="P14">5.¿Qué es un sistema de producción ajustado y qué implementaciones adopta? </text:p>
      <text:p text:style-name="P11"/>
      <text:p text:style-name="P11">Es un metodo sistematico para la eliminación del desperdicio de recursos en un sistema de manufactura popularizado por Toyota, es importante apuntar que en estos términos se considera desperdicio al estado contrario a la óptima localización de los recursos, se separa en tres categorias básicas:</text:p>
      <text:p text:style-name="P11"/>
      <text:p text:style-name="P11">Muda: Actividades que no añaden valor al producto pero consumen recursos, como mover objetos por un almacén cuando se puede evitar.</text:p>
      <text:p text:style-name="P11"><text:line-break/>Muri: Actividades que estan en realidad mas allá de lo que se debería esperar, como esperar que un grupo de empleados se organicen entre ellos sin directiva o plan alguno.</text:p>
      <text:p text:style-name="P11"><text:line-break/>Mura: Actividades que causan pérdida de recursos por ser efectuadas de manera irregular, por ejemplo encargando grandes cantidades de recursos dos veces al año en lugar de tener un consumo y encargo mensuales.</text:p>
      <text:p text:style-name="P11"/>
      <text:p text:style-name="P11">La implementación por parte de Toyota consistió en la aplicación de 5 conceptos, (<text:span text:style-name="T8">seiri, seiton, seiso, seiketsu y shitsuke)</text:span><text:span text:style-name="T9"> que en términos resumidos consiste en maximizar la organización y simpleza en todos los estratos de la empresa.</text:span></text:p>
      <text:p text:style-name="P11"><text:span text:style-name="T9"/></text:p>
      <text:p text:style-name="P11"><text:line-break/></text:p>
      <text:p text:style-name="P11"/>
      <text:p text:style-name="P14"><text:soft-page-break/>6.Diferencias entre el microentorno y el macroentorno</text:p>
      <text:p text:style-name="P14">empresarial </text:p>
      <text:p text:style-name="P11"/>
      <text:p text:style-name="P11">El microentorno es especifico, el macroentorno es general.</text:p>
      <text:p text:style-name="P11">El microentorno es controlable, el macroentorno no lo es.</text:p>
      <text:p text:style-name="P11">El microentorno tiende a ser directo y regular, el macroentorno no lo es.</text:p>
      <text:p text:style-name="P11"/>
      <text:p text:style-name="P11">Ejemplos de macroentorno pueden ser desastres naturales o <text:s/>legislaciones.</text:p>
      <text:p text:style-name="P11">Ejemplos de microentorno pueden ser competencia por parte de otras compañias o problemas con un proveedor.</text:p>
      <text:p text:style-name="P11"/>
      <text:p text:style-name="P14">7.Diferencia entre MRP y ERP </text:p>
      <text:p text:style-name="P11">Los MRP se refieren a planificación <text:span text:style-name="T4">material, por otro lado los ERP lidian con cuestiones tales como finanzas o trato con proveedores.</text:span></text:p>
      <text:p text:style-name="P11"><text:span text:style-name="T4"/></text:p>
      <text:p text:style-name="P11"><text:span text:style-name="T4">Básicamente la gestión de un MRP se basa en aquello que es material y la gestion de un ERP se basa en el control de la empresa en si.</text:span></text:p>
      <text:p text:style-name="P11"/>
      <text:p text:style-name="P14">8.Estructura en capas del sistema OpenERP </text:p>
      <text:p text:style-name="P11"><draw:frame draw:style-name="fr2" draw:name="gráficos2" text:anchor-type="as-char" svg:y="-6.96cm" svg:width="11.557cm" svg:height="7.304cm" draw:z-index="1"><draw:image xlink:href="http://1.bp.blogspot.com/-xqGnl08Wlcg/VCBt2u848II/AAAAAAAAAMg/01itdRh9PQY/s1600/Screen-shot-2010-12-25-at-10.18.43.png" xlink:type="simple" xlink:show="embed" xlink:actuate="onLoad"/></draw:frame> </text:p>
      <text:p text:style-name="P11"/>
      <text:p text:style-name="P11">Se puede acceder al sistema o bien directamente con el cliente o bien a través de un navegador web, con el que conectaremos con el sistema web que hará de intermediario entre nosotros y el servidor OpenERP, que será el que en todo momento tenga acceso a la base de datos con la información.</text:p>
      <text:p text:style-name="P11"/>
      <text:p text:style-name="P11"/>
      <text:p text:style-name="P11"/>
      <text:p text:style-name="P11"/>
      <text:p text:style-name="P14"><text:soft-page-break/>9.Diferencias entre un sistema ERP y un sistema CRM </text:p>
      <text:p text:style-name="P11"><text:line-break/>Un ERP se centra en la administración de la empresa, un CRM se centra en gestionar relaciones con el cliente, tienen costes, implementaciones y funciones distintas, siendo el CRM mas barato y fácil de implementar.</text:p>
      <text:p text:style-name="P11"/>
      <text:p text:style-name="P11"/>
      <text:p text:style-name="P14">10.Estructura de un sistema ERP actual </text:p>
      <text:p text:style-name="P11"/>
      <text:p text:style-name="P11">Los sistemas ERP actuales utilizan una estrcuctura MVC(Modelo, Vista, Controlador), basada en separar una pieza de software en 3 componentes con funciones y comunicación especificos:</text:p>
      <text:p text:style-name="P11"/>
      <text:p text:style-name="P11">La vista se encarga de la interacción con el usuario, estaran en la vista cuestiones como la salida o entrada de datos hacia y desde el usuario, es importante resaltar que se trata de los métodos de entrada y salida y una vista jamás tendrá la informacion en si.</text:p>
      <text:p text:style-name="P11"/>
      <text:p text:style-name="P11">El modelo se encarga de las interacciones directas con la información, será el unico de los componentes que interactue, por ejemplo, con la base de datos.</text:p>
      <text:p text:style-name="P11"/>
      <text:p text:style-name="P11">El controlador se encarga tanto de la lógica (backend) de la aplicación como de coordinar a la vista y el modelo.</text:p>
      <text:p text:style-name="P11"/>
      <text:p text:style-name="P11">Así, por ejemplo, en una aplicacion web tal como Facebook, la vista define la interfaz para el usuario, el controlador define lo que se muestra al usuario a partir de algoritmos y el modelo provee al sistema de la información necesaria, como fotos o relaciones de base de datos.</text:p>
      <text:p text:style-name="P11"/>
      <text:p text:style-name="P4"/>
      <text:p text:style-name="P4"/>
      <text:p text:style-name="P4"/>
      <text:p text:style-name="P4"/>
      <text:p text:style-name="P4"/>
      <text:p text:style-name="P4"/>
      <text:p text:style-name="P4"/>
      <text:p text:style-name="P4"/>
      <text:p text:style-name="P4"><text:soft-page-break/></text:p>
      <text:p text:style-name="P7">Bibliografía</text:p>
      <text:p text:style-name="P7"><text:span text:style-name="T4"/></text:p>
      <text:p text:style-name="P8"><text:a xlink:type="simple" xlink:href="https://en.wikipedia.org/wiki/SAP_ERP" text:style-name="Internet_20_link" text:visited-style-name="Visited_20_Internet_20_Link"><text:span text:style-name="T10">https://en.wikipedia.org/wiki/SAP_ERP</text:span></text:a></text:p>
      <text:p text:style-name="P8"><text:a xlink:type="simple" xlink:href="https://en.wikipedia.org/wiki/Enterprise_resource_planning" text:style-name="Internet_20_link" text:visited-style-name="Visited_20_Internet_20_Link"><text:span text:style-name="T10">https://en.wikipedia.org/wiki/Enterprise_resource_planning</text:span></text:a></text:p>
      <text:p text:style-name="P8"><text:a xlink:type="simple" xlink:href="https://es.wikipedia.org/wiki/Odoo" text:style-name="Internet_20_link" text:visited-style-name="Visited_20_Internet_20_Link"><text:span text:style-name="T10">https://es.wikipedia.org/wiki/Odoo</text:span></text:a></text:p>
      <text:p text:style-name="P8"><text:a xlink:type="simple" xlink:href="https://en.wikipedia.org/wiki/Odoo" text:style-name="Internet_20_link" text:visited-style-name="Visited_20_Internet_20_Link"><text:span text:style-name="T10">https://en.wikipedia.org/wiki/Odoo</text:span></text:a></text:p>
      <text:p text:style-name="P8"><text:a xlink:type="simple" xlink:href="https://en.wikipedia.org/wiki/Mura_(Japanese_term" text:style-name="Internet_20_link" text:visited-style-name="Visited_20_Internet_20_Link">https://en.wikipedia.org/wiki/Mura_(Japanese_term</text:a><text:span text:style-name="T10">)</text:span></text:p>
      <text:p text:style-name="P8"><text:a xlink:type="simple" xlink:href="https://en.wikipedia.org/wiki/Muri_(Japanese_term" text:style-name="Internet_20_link" text:visited-style-name="Visited_20_Internet_20_Link">https://en.wikipedia.org/wiki/Muri_(Japanese_term</text:a><text:span text:style-name="T10">)</text:span></text:p>
      <text:p text:style-name="P8"><text:a xlink:type="simple" xlink:href="https://en.wikipedia.org/wiki/Muda_(Japanese_term" text:style-name="Internet_20_link" text:visited-style-name="Visited_20_Internet_20_Link">https://en.wikipedia.org/wiki/Muda_(Japanese_term</text:a><text:span text:style-name="T10">)</text:span></text:p>
      <text:p text:style-name="P8"><text:a xlink:type="simple" xlink:href="http://keydifferences.com/difference-between-micro-internal-and-macro-external-environment.html" text:style-name="Internet_20_link" text:visited-style-name="Visited_20_Internet_20_Link"><text:span text:style-name="T10">http://keydifferences.com/difference-between-micro-internal-and-macro-external-environment.html</text:span></text:a></text:p>
      <text:p text:style-name="P8"><text:a xlink:type="simple" xlink:href="https://en.wikipedia.org/wiki/Operations_management" text:style-name="Internet_20_link" text:visited-style-name="Visited_20_Internet_20_Link"><text:span text:style-name="T10">https://en.wikipedia.org/wiki/Operations_management</text:span></text:a></text:p>
      <text:p text:style-name="P8"><text:a xlink:type="simple" xlink:href="https://es.wikipedia.org/wiki/Lean_manufacturing" text:style-name="Internet_20_link" text:visited-style-name="Visited_20_Internet_20_Link"><text:span text:style-name="T10">https://es.wikipedia.org/wiki/Lean_manufacturing</text:span></text:a></text:p>
      <text:p text:style-name="P8"><text:a xlink:type="simple" xlink:href="http://odoo4u.blogspot.com.es/2014/09/openerp-architecture.html" text:style-name="Internet_20_link" text:visited-style-name="Visited_20_Internet_20_Link"><text:span text:style-name="T10">http://odoo4u.blogspot.com.es/2014/09/openerp-architecture.html</text:span></text:a></text:p>
      <text:p text:style-name="P8"><text:a xlink:type="simple" xlink:href="https://es.wikipedia.org/wiki/Sistema_de_planificación_de_recursos_empresariales" text:style-name="Internet_20_link" text:visited-style-name="Visited_20_Internet_20_Link"><text:span text:style-name="T10">https://es.wikipedia.org/wiki/Sistema_de_planificaci%C3%B3n_de_recursos_empresariales</text:span></text:a></text:p>
      <text:p text:style-name="P8"><text:a xlink:type="simple" xlink:href="https://en.wikipedia.org/wiki/Business_manager" text:style-name="Internet_20_link" text:visited-style-name="Visited_20_Internet_20_Link"><text:span text:style-name="T10">https://en.wikipedia.org/wiki/Business_manager</text:span></text:a></text:p>
      <text:p text:style-name="P8"><text:a xlink:type="simple" xlink:href="https://en.wikipedia.org/wiki/Operations_management" text:style-name="Internet_20_link" text:visited-style-name="Visited_20_Internet_20_Link"><text:span text:style-name="T10">https://en.wikipedia.org/wiki/Operations_management</text:span></text:a></text:p>
      <text:p text:style-name="P8"><text:a xlink:type="simple" xlink:href="https://es.wikipedia.org/wiki/Logística" text:style-name="Internet_20_link" text:visited-style-name="Visited_20_Internet_20_Link"><text:span text:style-name="T10">https://es.wikipedia.org/wiki/Log%C3%ADstica</text:span></text:a></text:p>
      <text:p text:style-name="P8"><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2" svg:font-family="Tahoma"/>
    <style:font-face style:name="Timew New Roman" svg:font-family="'Timew New Roman'"/>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mo" svg:font-family="Arimo" style:font-family-generic="swiss" style:font-pitch="variable"/>
    <style:font-face style:name="Franklin Gothic Medium" svg:font-family="'Franklin Gothic Medium'"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27M48S</meta:editing-duration>
    <meta:editing-cycles>3</meta:editing-cycles>
    <meta:generator>OpenOffice/4.1.1$Win32 OpenOffice.org_project/411m6$Build-9775</meta:generator>
    <dc:date>2016-09-30T22:45:01.30</dc:date>
    <meta:document-statistic meta:table-count="0" meta:image-count="2" meta:object-count="0" meta:page-count="7" meta:paragraph-count="77" meta:word-count="908" meta:character-count="7353"/>
    <dc:creator>Alguien U otra</dc:creator>
    <meta:user-defined meta:name="Info 1"/>
    <meta:user-defined meta:name="Info 2"/>
    <meta:user-defined meta:name="Info 3"/>
    <meta:user-defined meta:name="Info 4"/>
  </office:meta>
</office:document-meta>
</file>